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9aae" officeooo:paragraph-rsid="00169aae"/>
    </style:style>
    <style:style style:name="P2" style:family="paragraph" style:parent-style-name="Standard">
      <style:text-properties officeooo:rsid="00178ac2" officeooo:paragraph-rsid="00178ac2"/>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al:</text:p>
      <text:p text:style-name="P1">To make effective use of volunteer resources in an efficient manner.</text:p>
      <text:p text:style-name="P1">Assumptions:</text:p>
      <text:p text:style-name="P1">We want to maximize the number of ‘unique encounters with people who have availability to chat’. We don’t have an unlimited supply of volunteer-man-hours. People are busy in the mornings and in a rush, but may have more time in the late afternoon/evenings.</text:p>
      <text:p text:style-name="P1"><text:span text:style-name="T1">Problem Statement:</text:span></text:p>
      <text:p text:style-name="P1"><text:span text:style-name="T1">Thus, we will focus on identifying stations with the most entries between the hours of 3-7pm.</text:span> Furthermore, we will commit more volunteers to the stations with a lot of foot-traffic and fewer to those with less, but also be aware of the fact that with each passing repeat visitation, there will be fewer unique encounters.</text:p>
      <text:p text:style-name="P1"/>
      <text:p text:style-name="P2">Problem Statement Draft 1:</text:p>
      <text:p text:style-name="P2">Instead of targeting passengers randomly, we propose to utilize a day/hour/station matrix to assign volunteers to high-reward stations during peak hours in high-volume days. To support the data analysis process to determine the matrix, we assume that our targeting passengers are the upper and middle class working force. Our goal is to maximize the number of unique encounters with people who have availability to chat. Since we don’t have an unlimited supply of volunteer-man-hours, we will focus on identifying stations with the most entries between the hours of after work hours. Furthermore, we will commit more volunteers to the stations with a lot of foot-traffic and fewer to those with less, but also be aware of the fact that with each passing repeat visitation, there will be fewer unique encoun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17:42:35.215403211</meta:creation-date>
    <dc:date>2017-07-07T08:05:49.774490368</dc:date>
    <meta:editing-duration>PT14H13M4S</meta:editing-duration>
    <meta:editing-cycles>1</meta:editing-cycles>
    <meta:document-statistic meta:table-count="0" meta:image-count="0" meta:object-count="0" meta:page-count="1" meta:paragraph-count="8" meta:word-count="247" meta:character-count="1517" meta:non-whitespace-character-count="1278"/>
    <meta:generator>LibreOffice/5.3.3.2$Linux_X86_64 LibreOffice_project/30m0$Build-2</meta:generator>
  </office:meta>
</office:document-meta>
</file>